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Grande" svg:font-family="'Lucida Grande', Verdana, Arial, Helvetica, sans-serif"/>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7cm" table:align="margins" fo:keep-with-next="always"/>
    </style:style>
    <style:style style:name="Table1.A" style:family="table-column">
      <style:table-column-properties style:column-width="5.667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fo:keep-with-next="alway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fo:keep-with-next="always"/>
    </style:style>
    <style:style style:name="Table3.A" style:family="table-column">
      <style:table-column-properties style:column-width="5.667cm" style:rel-column-width="21845*"/>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4" style:family="table">
      <style:table-properties style:width="17.066cm" fo:margin-left="-0.042cm" table:align="left" fo:keep-with-next="always"/>
    </style:style>
    <style:style style:name="Table4.A" style:family="table-column">
      <style:table-column-properties style:column-width="8.546cm"/>
    </style:style>
    <style:style style:name="Table4.B" style:family="table-column">
      <style:table-column-properties style:column-width="8.52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fo:keep-with-next="always"/>
    </style:style>
    <style:style style:name="Table5.A" style:family="table-column">
      <style:table-column-properties style:column-width="5.667cm" style:rel-column-width="21845*"/>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6" style:family="table">
      <style:table-properties style:width="11.382cm" table:align="left"/>
    </style:style>
    <style:style style:name="Table6.A" style:family="table-column">
      <style:table-column-properties style:column-width="0.614cm"/>
    </style:style>
    <style:style style:name="Table6.B" style:family="table-column">
      <style:table-column-properties style:column-width="0.552cm"/>
    </style:style>
    <style:style style:name="Table6.C" style:family="table-column">
      <style:table-column-properties style:column-width="1.443cm"/>
    </style:style>
    <style:style style:name="Table6.D" style:family="table-column">
      <style:table-column-properties style:column-width="2.357cm"/>
    </style:style>
    <style:style style:name="Table6.E" style:family="table-column">
      <style:table-column-properties style:column-width="4.895cm"/>
    </style:style>
    <style:style style:name="Table6.F" style:family="table-column">
      <style:table-column-properties style:column-width="1.522cm"/>
    </style:style>
    <style:style style:name="Table6.A1" style:family="table-cell">
      <style:table-cell-properties style:vertical-align="middle" fo:padding="0.049cm" fo:border="none"/>
    </style:style>
    <style:style style:name="ICItimeline" style:family="table">
      <style:table-properties style:width="17cm" table:align="margins" fo:keep-with-next="always" style:may-break-between-rows="false" style:writing-mode="lr-tb"/>
    </style:style>
    <style:style style:name="ICItimeline.A" style:family="table-column">
      <style:table-column-properties style:column-width="1.076cm" style:rel-column-width="4148*"/>
    </style:style>
    <style:style style:name="ICItimeline.B" style:family="table-column">
      <style:table-column-properties style:column-width="5.308cm" style:rel-column-width="20460*"/>
    </style:style>
    <style:style style:name="ICItimeline.D" style:family="table-column">
      <style:table-column-properties style:column-width="5.309cm" style:rel-column-width="20467*"/>
    </style:style>
    <style:style style:name="ICItimeline.A1" style:family="table-cell">
      <style:table-cell-properties fo:padding="0.097cm" fo:border-left="0.05pt solid #000000" fo:border-right="none" fo:border-top="0.05pt solid #000000" fo:border-bottom="0.05pt solid #000000"/>
    </style:style>
    <style:style style:name="ICItimeline.D1" style:family="table-cell">
      <style:table-cell-properties fo:padding="0.097cm" fo:border="0.05pt solid #000000"/>
    </style:style>
    <style:style style:name="ICItimeline.A2" style:family="table-cell">
      <style:table-cell-properties fo:padding="0.097cm" fo:border-left="0.05pt solid #000000" fo:border-right="none" fo:border-top="none" fo:border-bottom="0.05pt solid #000000"/>
    </style:style>
    <style:style style:name="ICItimeline.D2" style:family="table-cell">
      <style:table-cell-properties fo:padding="0.097cm" fo:border-left="0.05pt solid #000000" fo:border-right="0.05pt solid #000000" fo:border-top="none" fo:border-bottom="0.05pt solid #000000"/>
    </style:style>
    <style:style style:name="ICItimeline.B9" style:family="table-cell">
      <style:table-cell-properties style:vertical-align="" fo:padding="0.097cm" fo:border-left="0.05pt solid #000000" fo:border-right="none" fo:border-top="none" fo:border-bottom="0.05pt solid #000000"/>
    </style:style>
    <style:style style:name="ICItimeline.D20" style:family="table-cell">
      <style:table-cell-properties style:vertical-align="bottom" fo:padding="0.097cm" fo:border-left="0.05pt solid #000000" fo:border-right="0.05pt solid #000000" fo:border-top="none" fo:border-bottom="0.05pt solid #000000"/>
    </style:style>
    <style:style style:name="P1" style:family="paragraph" style:parent-style-name="Standard">
      <style:text-properties officeooo:rsid="00114095"/>
    </style:style>
    <style:style style:name="P2" style:family="paragraph" style:parent-style-name="Standard">
      <style:text-properties officeooo:rsid="0015f10b" officeooo:paragraph-rsid="0015f10b"/>
    </style:style>
    <style:style style:name="P3" style:family="paragraph" style:parent-style-name="Standard">
      <style:text-properties style:font-name="Times New Roman" fo:font-size="12pt" officeooo:rsid="0015f10b" officeooo:paragraph-rsid="0015f10b" style:font-size-asian="12pt" style:font-size-complex="12pt"/>
    </style:style>
    <style:style style:name="P4" style:family="paragraph" style:parent-style-name="Standard">
      <style:paragraph-properties fo:margin-left="0cm" fo:margin-right="0cm" style:line-height-at-least="0.437cm" fo:widows="1" fo:text-indent="0cm" style:auto-text-indent="false"/>
    </style:style>
    <style:style style:name="P5" style:family="paragraph" style:parent-style-name="Quotations">
      <style:paragraph-properties fo:margin-left="0cm" fo:margin-right="0cm" style:line-height-at-least="0.437cm" fo:widows="1" fo:text-indent="0cm" style:auto-text-indent="false"/>
    </style:style>
    <style:style style:name="P6" style:family="paragraph" style:parent-style-name="Text_20_body">
      <style:paragraph-properties fo:margin-left="0cm" fo:margin-right="0cm" fo:margin-top="0cm" fo:margin-bottom="0.178cm" style:contextual-spacing="false" style:line-height-at-least="0.397cm" fo:text-align="justify" style:justify-single-word="false" fo:widows="1" fo:text-indent="0cm" style:auto-text-indent="false" fo:padding="0cm" fo:border="none"/>
      <style:text-properties fo:font-variant="normal" fo:text-transform="none" fo:color="#2e2e2e" style:font-name="Times New Roman" fo:font-size="12pt" fo:letter-spacing="normal" fo:font-style="normal" fo:font-weight="normal" style:font-size-asian="12pt" style:font-size-complex="12pt"/>
    </style:style>
    <style:style style:name="P7" style:family="paragraph" style:parent-style-name="Table">
      <style:text-properties officeooo:rsid="00178277" officeooo:paragraph-rsid="00178277"/>
    </style:style>
    <style:style style:name="P8" style:family="paragraph" style:parent-style-name="Heading_20_1">
      <style:text-properties fo:font-variant="normal" fo:text-transform="none" fo:color="#000000" style:font-name="Lucida Grande" fo:font-size="9.55000019073486pt" fo:letter-spacing="normal" fo:font-style="normal" fo:font-weight="normal"/>
    </style:style>
    <style:style style:name="P9" style:family="paragraph" style:parent-style-name="Text_20_body">
      <style:text-properties fo:font-variant="normal" fo:text-transform="none" fo:color="#2e2e2e" style:font-name="Times New Roman" fo:font-size="12pt" fo:letter-spacing="normal" fo:font-style="normal" fo:font-weight="normal" officeooo:rsid="0015f10b" officeooo:paragraph-rsid="0015f10b" style:font-size-asian="12pt" style:font-size-complex="12pt"/>
    </style:style>
    <style:style style:name="P10" style:family="paragraph" style:parent-style-name="Text_20_body">
      <style:paragraph-properties fo:margin-left="1cm" fo:margin-right="1cm" style:line-height-at-least="0.437cm" fo:widows="1" fo:text-indent="0cm" style:auto-text-indent="false"/>
      <style:text-properties fo:font-variant="normal" fo:text-transform="none" fo:color="#000000" style:font-name="Lucida Grande" fo:font-size="14pt" fo:letter-spacing="normal" fo:font-style="normal" fo:font-weight="normal"/>
    </style:style>
    <style:style style:name="P11" style:family="paragraph" style:parent-style-name="Footnote">
      <style:text-properties officeooo:rsid="00178277" officeooo:paragraph-rsid="00178277"/>
    </style:style>
    <style:style style:name="P12" style:family="paragraph" style:parent-style-name="Table_20_Contents">
      <style:text-properties officeooo:rsid="00114095" officeooo:paragraph-rsid="00114095"/>
    </style:style>
    <style:style style:name="P13" style:family="paragraph" style:parent-style-name="Table_20_Contents">
      <style:text-properties officeooo:rsid="0011577c" officeooo:paragraph-rsid="0011577c"/>
    </style:style>
    <style:style style:name="P14" style:family="paragraph" style:parent-style-name="Table_20_Contents">
      <style:text-properties officeooo:rsid="0011577c" officeooo:paragraph-rsid="0015207e"/>
    </style:style>
    <style:style style:name="P15" style:family="paragraph" style:parent-style-name="Table_20_Contents">
      <style:text-properties officeooo:rsid="00131a07" officeooo:paragraph-rsid="00131a07"/>
    </style:style>
    <style:style style:name="P16" style:family="paragraph" style:parent-style-name="Table_20_Contents">
      <style:text-properties officeooo:rsid="0015207e" officeooo:paragraph-rsid="0015207e"/>
    </style:style>
    <style:style style:name="P17" style:family="paragraph" style:parent-style-name="Table_20_Contents">
      <style:text-properties officeooo:rsid="00167331" officeooo:paragraph-rsid="00167331"/>
    </style:style>
    <style:style style:name="P18" style:family="paragraph" style:parent-style-name="Table_20_Contents">
      <style:text-properties officeooo:rsid="00178277" officeooo:paragraph-rsid="00178277"/>
    </style:style>
    <style:style style:name="P19" style:family="paragraph" style:parent-style-name="Table_20_Contents">
      <style:text-properties officeooo:rsid="001a35cd" officeooo:paragraph-rsid="001a35cd"/>
    </style:style>
    <style:style style:name="P20" style:family="paragraph" style:parent-style-name="Standard">
      <style:text-properties officeooo:rsid="00178277" officeooo:paragraph-rsid="00178277"/>
    </style:style>
    <style:style style:name="P21" style:family="paragraph" style:parent-style-name="Standard">
      <style:text-properties officeooo:paragraph-rsid="001e5f87"/>
    </style:style>
    <style:style style:name="P22" style:family="paragraph" style:parent-style-name="Standard">
      <style:paragraph-properties fo:break-before="page"/>
      <style:text-properties officeooo:rsid="00178277" officeooo:paragraph-rsid="001e5f87"/>
    </style:style>
    <style:style style:name="P23" style:family="paragraph" style:parent-style-name="Table_20_Heading">
      <style:paragraph-properties fo:line-height="200%"/>
      <style:text-properties fo:font-size="10pt" fo:font-weight="bold" officeooo:rsid="002230e3" officeooo:paragraph-rsid="001e5f87" style:font-size-asian="10pt" style:font-weight-asian="bold" style:font-size-complex="10pt" style:font-weight-complex="bold"/>
    </style:style>
    <style:style style:name="P24" style:family="paragraph" style:parent-style-name="Table_20_Heading">
      <style:paragraph-properties fo:line-height="200%"/>
      <style:text-properties fo:font-size="10pt" fo:font-weight="bold" officeooo:rsid="00f69db3" officeooo:paragraph-rsid="001e5f87" style:font-size-asian="10pt" style:font-weight-asian="bold" style:font-size-complex="10pt" style:font-weight-complex="bold"/>
    </style:style>
    <style:style style:name="P25" style:family="paragraph" style:parent-style-name="Table_20_Heading">
      <style:paragraph-properties fo:line-height="200%"/>
      <style:text-properties fo:font-size="10pt" fo:font-weight="bold" officeooo:rsid="002c8048" officeooo:paragraph-rsid="001e5f87" style:font-size-asian="10pt" style:font-weight-asian="bold" style:font-size-complex="10pt" style:font-weight-complex="bold"/>
    </style:style>
    <style:style style:name="P26" style:family="paragraph" style:parent-style-name="Table_20_Contents">
      <style:paragraph-properties fo:line-height="200%"/>
      <style:text-properties fo:font-size="10pt" officeooo:rsid="004012e5" officeooo:paragraph-rsid="001e5f87" style:font-size-asian="10pt" style:font-size-complex="10pt"/>
    </style:style>
    <style:style style:name="P27" style:family="paragraph" style:parent-style-name="Table_20_Contents">
      <style:paragraph-properties fo:line-height="200%"/>
      <style:text-properties fo:font-size="10pt" officeooo:rsid="002230e3" officeooo:paragraph-rsid="001e5f87" style:font-size-asian="10pt" style:font-size-complex="10pt"/>
    </style:style>
    <style:style style:name="P28" style:family="paragraph" style:parent-style-name="Table_20_Contents">
      <style:paragraph-properties fo:line-height="200%"/>
      <style:text-properties fo:font-size="10pt" officeooo:rsid="013b0c9c" officeooo:paragraph-rsid="001e5f87" style:font-size-asian="10pt" style:font-size-complex="10pt"/>
    </style:style>
    <style:style style:name="P29" style:family="paragraph" style:parent-style-name="Table_20_Contents">
      <style:paragraph-properties fo:line-height="200%"/>
      <style:text-properties fo:font-size="10pt" officeooo:rsid="01ae6304" officeooo:paragraph-rsid="001e5f87" style:font-size-asian="10pt" style:font-size-complex="10pt"/>
    </style:style>
    <style:style style:name="P30" style:family="paragraph" style:parent-style-name="Table_20_Contents">
      <style:paragraph-properties fo:line-height="200%"/>
      <style:text-properties fo:font-size="10pt" officeooo:rsid="0141c42a" officeooo:paragraph-rsid="001e5f87" style:font-size-asian="10pt" style:font-size-complex="10pt"/>
    </style:style>
    <style:style style:name="P31" style:family="paragraph" style:parent-style-name="Table_20_Contents">
      <style:paragraph-properties fo:line-height="200%"/>
      <style:text-properties fo:font-size="10pt" officeooo:rsid="00226632" officeooo:paragraph-rsid="001e5f87" style:font-size-asian="10pt" style:font-size-complex="10pt"/>
    </style:style>
    <style:style style:name="P32" style:family="paragraph" style:parent-style-name="Table_20_Contents">
      <style:paragraph-properties fo:line-height="200%"/>
      <style:text-properties fo:font-size="10pt" officeooo:rsid="013717a7" officeooo:paragraph-rsid="001e5f87" style:font-size-asian="10pt" style:font-size-complex="10pt"/>
    </style:style>
    <style:style style:name="P33" style:family="paragraph" style:parent-style-name="Table_20_Contents">
      <style:paragraph-properties fo:line-height="200%"/>
      <style:text-properties fo:font-size="10pt" officeooo:rsid="0184643f" officeooo:paragraph-rsid="001e5f87" style:font-size-asian="10pt" style:font-size-complex="10pt"/>
    </style:style>
    <style:style style:name="P34" style:family="paragraph" style:parent-style-name="Table_20_Contents">
      <style:paragraph-properties fo:line-height="200%"/>
      <style:text-properties fo:font-size="10pt" officeooo:rsid="013901ff" officeooo:paragraph-rsid="001e5f87" style:font-size-asian="10pt" style:font-size-complex="10pt"/>
    </style:style>
    <style:style style:name="P35" style:family="paragraph" style:parent-style-name="Table_20_Contents">
      <style:paragraph-properties fo:line-height="200%"/>
      <style:text-properties fo:font-size="10pt" officeooo:rsid="00235a95" officeooo:paragraph-rsid="001e5f87" style:font-size-asian="10pt" style:font-size-complex="10pt"/>
    </style:style>
    <style:style style:name="P36" style:family="paragraph" style:parent-style-name="Table_20_Contents">
      <style:paragraph-properties fo:line-height="200%"/>
      <style:text-properties fo:font-size="10pt" officeooo:rsid="013bda41" officeooo:paragraph-rsid="001e5f87" style:font-size-asian="10pt" style:font-size-complex="10pt"/>
    </style:style>
    <style:style style:name="P37" style:family="paragraph" style:parent-style-name="Table_20_Contents">
      <style:paragraph-properties fo:line-height="200%"/>
      <style:text-properties fo:font-size="10pt" officeooo:rsid="005cd200" officeooo:paragraph-rsid="001e5f87" style:font-size-asian="10pt" style:font-size-complex="10pt"/>
    </style:style>
    <style:style style:name="P38" style:family="paragraph" style:parent-style-name="Table_20_Contents">
      <style:paragraph-properties fo:line-height="200%"/>
      <style:text-properties fo:font-size="10pt" officeooo:rsid="0024ba00" officeooo:paragraph-rsid="001e5f87" style:font-size-asian="10pt" style:font-size-complex="10pt"/>
    </style:style>
    <style:style style:name="P39" style:family="paragraph" style:parent-style-name="Table_20_Contents">
      <style:paragraph-properties fo:line-height="200%"/>
      <style:text-properties fo:font-size="10pt" officeooo:rsid="01cc13fb" officeooo:paragraph-rsid="001e5f87" style:font-size-asian="10pt" style:font-size-complex="10pt"/>
    </style:style>
    <style:style style:name="P40" style:family="paragraph" style:parent-style-name="Table_20_Contents">
      <style:paragraph-properties fo:line-height="200%"/>
      <style:text-properties fo:font-size="10pt" officeooo:rsid="01415abe" officeooo:paragraph-rsid="001e5f87" style:font-size-asian="10pt" style:font-size-complex="10pt"/>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officeooo:rsid="00131a07"/>
    </style:style>
    <style:style style:name="T4" style:family="text">
      <style:text-properties officeooo:rsid="00178277"/>
    </style:style>
    <style:style style:name="T5" style:family="text">
      <style:text-properties fo:font-variant="normal" fo:text-transform="none" fo:color="#000000" style:font-name="Lucida Grande" fo:font-size="14pt" fo:letter-spacing="normal" fo:font-style="normal" fo:font-weight="normal"/>
    </style:style>
    <style:style style:name="T6" style:family="text">
      <style:text-properties fo:font-variant="normal" fo:text-transform="none" fo:color="#000000" style:text-line-through-style="none" style:text-line-through-type="none" style:font-name="Lucida Grande" fo:font-size="14pt" fo:letter-spacing="normal" fo:font-style="normal" style:text-underline-style="none" fo:font-weight="normal" style:text-blinking="false"/>
    </style:style>
    <style:style style:name="T7" style:family="text">
      <style:text-properties fo:font-variant="normal" fo:text-transform="none" style:text-line-through-style="none" style:text-line-through-type="none" fo:font-style="normal" style:text-underline-style="none" style:text-blinking="false"/>
    </style:style>
    <style:style style:name="T8" style:family="text">
      <style:text-properties fo:font-variant="normal" fo:text-transform="none" style:text-line-through-style="none" style:text-line-through-type="none" fo:font-style="normal" style:text-underline-style="none" fo:font-weight="bold" style:text-blinking="false"/>
    </style:style>
    <style:style style:name="T9" style:family="text">
      <style:text-properties officeooo:rsid="001a35cd"/>
    </style:style>
    <style:style style:name="T10" style:family="text">
      <style:text-properties officeooo:rsid="00226632"/>
    </style:style>
    <style:style style:name="T11" style:family="text">
      <style:text-properties officeooo:rsid="004012e5"/>
    </style:style>
    <style:style style:name="T12" style:family="text">
      <style:text-properties officeooo:rsid="013ade28"/>
    </style:style>
    <style:style style:name="T13" style:family="text">
      <style:text-properties officeooo:rsid="005cd200"/>
    </style:style>
    <style:style style:name="T14" style:family="text">
      <style:text-properties officeooo:rsid="01cc05a8"/>
    </style:style>
    <style:style style:name="T15" style:family="text">
      <style:text-properties officeooo:rsid="0024ba00"/>
    </style:style>
    <style:style style:name="T16" style:family="text">
      <style:text-properties officeooo:rsid="0040f5e4"/>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p text:style-name="P1">Who is responsible</text:p>
      <text:p text:style-name="P1"/>
      <table:table table:name="Table1" table:style-name="Table1">
        <table:table-column table:style-name="Table1.A" table:number-columns-repeated="3"/>
        <table:table-header-rows>
          <table:table-row>
            <table:table-cell table:style-name="Table1.A1" office:value-type="string">
              <text:p text:style-name="Table_20_Heading"/>
            </table:table-cell>
            <table:table-cell table:style-name="Table1.A1" office:value-type="string">
              <text:p text:style-name="Table_20_Heading"/>
            </table:table-cell>
            <table:table-cell table:style-name="Table1.C1" office:value-type="string">
              <text:p text:style-name="Table_20_Heading"/>
            </table:table-cell>
          </table:table-row>
        </table:table-header-rows>
        <table:table-row>
          <table:table-cell table:style-name="Table1.A2" office:value-type="string">
            <text:p text:style-name="P12">Home Office</text:p>
          </table:table-cell>
          <table:table-cell table:style-name="Table1.A2" office:value-type="string">
            <text:p text:style-name="P12">Fire</text:p>
          </table:table-cell>
          <table:table-cell table:style-name="Table1.C2" office:value-type="string">
            <text:p text:style-name="Table_20_Contents"/>
          </table:table-cell>
        </table:table-row>
        <table:table-row>
          <table:table-cell table:style-name="Table1.A2" office:value-type="string">
            <text:p text:style-name="P12">Department of Trade and Industry</text:p>
          </table:table-cell>
          <table:table-cell table:style-name="Table1.A2" office:value-type="string">
            <text:p text:style-name="P12">Consumer safety Unit</text:p>
          </table:table-cell>
          <table:table-cell table:style-name="Table1.C2" office:value-type="string">
            <text:p text:style-name="P17">HASS late 1976</text:p>
            <text:p text:style-name="P12">Consumer Protection Act 1987</text:p>
            <text:p text:style-name="P17"/>
          </table:table-cell>
        </table:table-row>
        <table:table-row>
          <table:table-cell table:style-name="Table1.A2" office:value-type="string">
            <text:p text:style-name="P12">Min Agriculture and Fisheries</text:p>
          </table:table-cell>
          <table:table-cell table:style-name="Table1.A2" office:value-type="string">
            <text:p text:style-name="P12">Ag Safety Inspectorate taken over by Health and Safety Exec 1974</text:p>
          </table:table-cell>
          <table:table-cell table:style-name="Table1.C2" office:value-type="string">
            <text:p text:style-name="Table_20_Contents"/>
          </table:table-cell>
        </table:table-row>
        <table:table-row>
          <table:table-cell table:style-name="Table1.A2" office:value-type="string">
            <text:p text:style-name="P12">Central Office of Information</text:p>
          </table:table-cell>
          <table:table-cell table:style-name="Table1.A2" office:value-type="string">
            <text:p text:style-name="P12">Provide/disseminate materials via media on behalf of govt inc home safety matters</text:p>
          </table:table-cell>
          <table:table-cell table:style-name="Table1.C2" office:value-type="string">
            <text:p text:style-name="Table_20_Contents"/>
          </table:table-cell>
        </table:table-row>
        <table:table-row>
          <table:table-cell table:style-name="Table1.A2" office:value-type="string">
            <text:p text:style-name="P12">Local Authority – Environmental Health Dept</text:p>
          </table:table-cell>
          <table:table-cell table:style-name="Table1.A2" office:value-type="string">
            <text:p text:style-name="P12">Some have home or home and water safety officer but not statutory. Env Health Officer may undertake these duties esp education of children home safety</text:p>
          </table:table-cell>
          <table:table-cell table:style-name="Table1.C2" office:value-type="string">
            <text:p text:style-name="Table_20_Contents"/>
          </table:table-cell>
        </table:table-row>
        <table:table-row>
          <table:table-cell table:style-name="Table1.A2" office:value-type="string">
            <text:p text:style-name="P12">Local Authority – Consumer Services Trading Standards Officers</text:p>
          </table:table-cell>
          <table:table-cell table:style-name="Table1.A2" office:value-type="string">
            <text:p text:style-name="P12">Enforce Consumer Safety, and Consumer Protection Act. First point of contact for public. </text:p>
          </table:table-cell>
          <table:table-cell table:style-name="Table1.C2" office:value-type="string">
            <text:p text:style-name="Table_20_Contents"/>
          </table:table-cell>
        </table:table-row>
        <table:table-row>
          <table:table-cell table:style-name="Table1.A2" office:value-type="string">
            <text:p text:style-name="P12"/>
          </table:table-cell>
          <table:table-cell table:style-name="Table1.A2" office:value-type="string">
            <text:p text:style-name="P12"/>
          </table:table-cell>
          <table:table-cell table:style-name="Table1.C2" office:value-type="string">
            <text:p text:style-name="Table_20_Contents"/>
          </table:table-cell>
        </table:table-row>
        <table:table-row>
          <table:table-cell table:style-name="Table1.A2" office:value-type="string">
            <text:p text:style-name="P12"/>
          </table:table-cell>
          <table:table-cell table:style-name="Table1.A2" office:value-type="string">
            <text:p text:style-name="P12"/>
          </table:table-cell>
          <table:table-cell table:style-name="Table1.C2" office:value-type="string">
            <text:p text:style-name="Table_20_Contents"/>
          </table:table-cell>
        </table:table-row>
      </table:table>
      <text:p text:style-name="Table">Table <text:sequence text:ref-name="refTable0" text:name="Table" text:formula="ooow:Table+1" style:num-format="1">1</text:sequence>: </text:p>
      <text:p text:style-name="P1"/>
      <text:p text:style-name="P1"/>
      <text:p text:style-name="P1"/>
      <table:table table:name="Table2" table:style-name="Table2">
        <table:table-column table:style-name="Table2.A"/>
        <table:table-column table:style-name="Table2.B"/>
        <table:table-row>
          <table:table-cell table:style-name="Table2.A1" office:value-type="string">
            <text:p text:style-name="P12">Child-resistant Packaging (Safety) regulations 1986</text:p>
          </table:table-cell>
          <table:table-cell table:style-name="Table2.B1" office:value-type="string">
            <text:p text:style-name="P13">Pharmaceutical, household</text:p>
          </table:table-cell>
        </table:table-row>
        <table:table-row>
          <table:table-cell table:style-name="Table2.A2" office:value-type="string">
            <text:p text:style-name="P12">Tamper evident packaging</text:p>
          </table:table-cell>
          <table:table-cell table:style-name="Table2.B2" office:value-type="string">
            <text:p text:style-name="P12">Relates to contaminated baby food (caustic soda), other food and drink products (paraquat)</text:p>
          </table:table-cell>
        </table:table-row>
        <table:table-row>
          <table:table-cell table:style-name="Table2.A2" office:value-type="string">
            <text:p text:style-name="Table_20_Contents"/>
          </table:table-cell>
          <table:table-cell table:style-name="Table2.B2" office:value-type="string">
            <text:p text:style-name="Table_20_Contents"/>
          </table:table-cell>
        </table:table-row>
        <table:table-row>
          <table:table-cell table:style-name="Table2.A2" office:value-type="string">
            <text:p text:style-name="Table_20_Contents"/>
          </table:table-cell>
          <table:table-cell table:style-name="Table2.B2" office:value-type="string">
            <text:p text:style-name="Table_20_Contents"/>
          </table:table-cell>
        </table:table-row>
        <table:table-row>
          <table:table-cell table:style-name="Table2.A2" office:value-type="string">
            <text:p text:style-name="Table_20_Contents"/>
          </table:table-cell>
          <table:table-cell table:style-name="Table2.B2" office:value-type="string">
            <text:p text:style-name="Table_20_Contents"/>
          </table:table-cell>
        </table:table-row>
      </table:table>
      <text:p text:style-name="Table">Table <text:sequence text:ref-name="refTable1" text:name="Table" text:formula="ooow:Table+1" style:num-format="1">2</text:sequence>: </text:p>
      <text:p text:style-name="P1"/>
      <table:table table:name="Table3" table:style-name="Table3">
        <table:table-column table:style-name="Table3.A" table:number-columns-repeated="3"/>
        <text:soft-page-break/>
        <table:table-row>
          <table:table-cell table:style-name="Table3.A1" office:value-type="string">
            <text:p text:style-name="P13">Commission of the European Com<text:span text:style-name="T3">m</text:span>unity</text:p>
          </table:table-cell>
          <table:table-cell table:style-name="Table3.A1" office:value-type="string">
            <text:p text:style-name="P13">Child Safety Campaign 1987-1989</text:p>
          </table:table-cell>
          <table:table-cell table:style-name="Table3.C1" office:value-type="string">
            <text:p text:style-name="P13">Inc specific safety requirements for certain <text:span text:style-name="T1">children's </text:span><text:span text:style-name="T2">products</text:span></text:p>
          </table:table-cell>
        </table:table-row>
        <table:table-row>
          <table:table-cell table:style-name="Table3.A2" office:value-type="string">
            <text:p text:style-name="P13">International Standards Organisation ISO</text:p>
          </table:table-cell>
          <table:table-cell table:style-name="Table3.A2" office:value-type="string">
            <text:p text:style-name="Table_20_Contents"/>
          </table:table-cell>
          <table:table-cell table:style-name="Table3.C2" office:value-type="string">
            <text:p text:style-name="P13">Producing standard for child resistant containers</text:p>
          </table:table-cell>
        </table:table-row>
        <table:table-row>
          <table:table-cell table:style-name="Table3.A2" office:value-type="string">
            <text:p text:style-name="P13">European Consumer Product Safety Association</text:p>
          </table:table-cell>
          <table:table-cell table:style-name="Table3.A2" office:value-type="string">
            <text:p text:style-name="P13">Voluntary, international associated w Consumer Safety Institue</text:p>
          </table:table-cell>
          <table:table-cell table:style-name="Table3.C2" office:value-type="string">
            <text:p text:style-name="P13">newsletter</text:p>
          </table:table-cell>
        </table:table-row>
        <table:table-row>
          <table:table-cell table:style-name="Table3.A2" office:value-type="string">
            <text:p text:style-name="P13">World Health Organisation</text:p>
          </table:table-cell>
          <table:table-cell table:style-name="Table3.A2" office:value-type="string">
            <text:p text:style-name="P13">Accident Prevention Programme</text:p>
          </table:table-cell>
          <table:table-cell table:style-name="Table3.C2" office:value-type="string">
            <text:p text:style-name="Table_20_Contents"/>
          </table:table-cell>
        </table:table-row>
        <table:table-row>
          <table:table-cell table:style-name="Table3.A2" office:value-type="string">
            <text:p text:style-name="P13">Organisation of Economic Co-operation and Development <text:s/>OECD</text:p>
          </table:table-cell>
          <table:table-cell table:style-name="Table3.A2" office:value-type="string">
            <text:p text:style-name="P13">1983 committee on consumer policy</text:p>
          </table:table-cell>
          <table:table-cell table:style-name="Table3.C2" office:value-type="string">
            <text:p text:style-name="P13">Reports on measures to protect children, look at diff hazards and measures to prevent them</text:p>
          </table:table-cell>
        </table:table-row>
        <table:table-row>
          <table:table-cell table:style-name="Table3.A2" office:value-type="string">
            <text:p text:style-name="P13">British Standards Institute</text:p>
          </table:table-cell>
          <table:table-cell table:style-name="Table3.A2" office:value-type="string">
            <text:p text:style-name="P13">Technical committees, mfcrs well represented, Consumer Policy Committee</text:p>
          </table:table-cell>
          <table:table-cell table:style-name="Table3.C2" office:value-type="string">
            <text:p text:style-name="P13"/>
          </table:table-cell>
        </table:table-row>
        <table:table-row>
          <table:table-cell table:style-name="Table3.A2" office:value-type="string">
            <text:p text:style-name="P13">Association for Consumer Research (Consumers Association)</text:p>
          </table:table-cell>
          <table:table-cell table:style-name="Table3.A2" office:value-type="string">
            <text:p text:style-name="P13">Testing of goods and services from professional/technical, as well as everyday use</text:p>
          </table:table-cell>
          <table:table-cell table:style-name="Table3.C2" office:value-type="string">
            <text:p text:style-name="P13">Results published in WHICH? And other specialist mags</text:p>
          </table:table-cell>
        </table:table-row>
        <table:table-row>
          <table:table-cell table:style-name="Table3.A2" office:value-type="string">
            <text:p text:style-name="P13">Institute for Consumer Ergonomics - Loughborough</text:p>
          </table:table-cell>
          <table:table-cell table:style-name="Table3.A2" office:value-type="string">
            <text:p text:style-name="P16">1970 onwards</text:p>
          </table:table-cell>
          <table:table-cell table:style-name="Table3.C2" office:value-type="string">
            <text:p text:style-name="P14">Interest in product safety – specific research and analysis</text:p>
          </table:table-cell>
        </table:table-row>
        <table:table-row>
          <table:table-cell table:style-name="Table3.A2" office:value-type="string">
            <text:p text:style-name="P13">Cranfield Institute of Technology</text:p>
          </table:table-cell>
          <table:table-cell table:style-name="Table3.A2" office:value-type="string">
            <text:p text:style-name="P13">Interest in product safety – specific research and analysis</text:p>
          </table:table-cell>
          <table:table-cell table:style-name="Table3.C2" office:value-type="string">
            <text:p text:style-name="P13"/>
          </table:table-cell>
        </table:table-row>
        <table:table-row>
          <table:table-cell table:style-name="Table3.A2" office:value-type="string">
            <text:p text:style-name="P13"/>
          </table:table-cell>
          <table:table-cell table:style-name="Table3.A2" office:value-type="string">
            <text:p text:style-name="P13"/>
          </table:table-cell>
          <table:table-cell table:style-name="Table3.C2" office:value-type="string">
            <text:p text:style-name="P13"/>
          </table:table-cell>
        </table:table-row>
      </table:table>
      <text:p text:style-name="Table">Table <text:sequence text:ref-name="refTable2" text:name="Table" text:formula="ooow:Table+1" style:num-format="1">3</text:sequence>: </text:p>
      <text:p text:style-name="P2">Treaty of Paris 1951 – forerunner of EU – European Coal and Steel Community ECSC</text:p>
      <text:p text:style-name="P2"/>
      <text:p text:style-name="P9"><text:bookmark text:name="p0055"/>The European Economic Community (EEC) was established by the Treaty of Rome in 1957. The original members were Belgium, France, Germany, Italy, Luxembourg and the Netherlands.</text:p>
      <text:p text:style-name="P6"><text:bookmark text:name="p0060"/>The United Kingdom joined the EEC in 1973, along with Denmark and the Republic of Ireland, by the Treaty of Accession of 1972.</text:p>
      <text:p text:style-name="P3"><text:s/></text:p>
      <table:table table:name="Table4" table:style-name="Table4">
        <table:table-column table:style-name="Table4.A"/>
        <table:table-column table:style-name="Table4.B"/>
        <text:soft-page-break/>
        <table:table-row>
          <table:table-cell table:style-name="Table4.A1" office:value-type="string">
            <text:p text:style-name="P13">United Nations Convention on the Rights of the Child</text:p>
          </table:table-cell>
          <table:table-cell table:style-name="Table4.B1" office:value-type="string">
            <text:p text:style-name="P13"/>
          </table:table-cell>
        </table:table-row>
        <table:table-row>
          <table:table-cell table:style-name="Table4.A2" office:value-type="string">
            <text:p text:style-name="P15">Explosive Acts 1875-1976</text:p>
          </table:table-cell>
          <table:table-cell table:style-name="Table4.B2" office:value-type="string">
            <text:p text:style-name="P15">Toy safety</text:p>
          </table:table-cell>
        </table:table-row>
        <table:table-row>
          <table:table-cell table:style-name="Table4.A2" office:value-type="string">
            <text:p text:style-name="P19">The Poisons Act 1933</text:p>
          </table:table-cell>
          <table:table-cell table:style-name="Table4.B2" office:value-type="string">
            <text:p text:style-name="P19">Poisons</text:p>
          </table:table-cell>
        </table:table-row>
        <table:table-row>
          <table:table-cell table:style-name="Table4.A2" office:value-type="string">
            <text:p text:style-name="P15">The Children and Young Persons Act 1963</text:p>
          </table:table-cell>
          <table:table-cell table:style-name="Table4.B2" office:value-type="string">
            <text:p text:style-name="P15">Safety at work and in agriculture</text:p>
          </table:table-cell>
        </table:table-row>
        <table:table-row>
          <table:table-cell table:style-name="Table4.A2" office:value-type="string">
            <text:p text:style-name="P15"/>
          </table:table-cell>
          <table:table-cell table:style-name="Table4.B2" office:value-type="string">
            <text:p text:style-name="P15"/>
          </table:table-cell>
        </table:table-row>
        <table:table-row>
          <table:table-cell table:style-name="Table4.A2" office:value-type="string">
            <text:p text:style-name="P13">The Children and Young Persons Act 1969</text:p>
          </table:table-cell>
          <table:table-cell table:style-name="Table4.B2" office:value-type="string">
            <text:p text:style-name="P13">Fire safety,</text:p>
          </table:table-cell>
        </table:table-row>
        <table:table-row>
          <table:table-cell table:style-name="Table4.A2" office:value-type="string">
            <text:p text:style-name="P13">The Poisons Act 1972</text:p>
          </table:table-cell>
          <table:table-cell table:style-name="Table4.B2" office:value-type="string">
            <text:p text:style-name="P13">poisons</text:p>
          </table:table-cell>
        </table:table-row>
        <table:table-row>
          <table:table-cell table:style-name="Table4.A2" office:value-type="string">
            <text:p text:style-name="P15">Health and Safety at Work etc Act 1974</text:p>
          </table:table-cell>
          <table:table-cell table:style-name="Table4.B2" office:value-type="string">
            <text:p text:style-name="P15">Safety at work and in agriculture</text:p>
          </table:table-cell>
        </table:table-row>
        <table:table-row>
          <table:table-cell table:style-name="Table4.A2" office:value-type="string">
            <text:p text:style-name="P13">Medicine (Child Safety) regulations 1975</text:p>
          </table:table-cell>
          <table:table-cell table:style-name="Table4.B2" office:value-type="string">
            <text:p text:style-name="P13">Poisons</text:p>
          </table:table-cell>
        </table:table-row>
        <table:table-row>
          <table:table-cell table:style-name="Table4.A2" office:value-type="string">
            <text:p text:style-name="P13">The Dangerous Substances and Preparations (Safety<text:span text:style-name="T9">)</text:span> Regulations 1980 and Amendment Regs 1985</text:p>
          </table:table-cell>
          <table:table-cell table:style-name="Table4.B2" office:value-type="string">
            <text:p text:style-name="P19">Aerosols, especially not if vinyl chloride monomer is a propellant, ornamental lamps, ashtrays, produce light or colour effects by means or different phases</text:p>
          </table:table-cell>
        </table:table-row>
        <table:table-row>
          <table:table-cell table:style-name="Table4.A2" office:value-type="string">
            <text:p text:style-name="P13"/>
          </table:table-cell>
          <table:table-cell table:style-name="Table4.B2" office:value-type="string">
            <text:p text:style-name="P13"/>
          </table:table-cell>
        </table:table-row>
        <table:table-row>
          <table:table-cell table:style-name="Table4.A2" office:value-type="string">
            <text:p text:style-name="P13"/>
          </table:table-cell>
          <table:table-cell table:style-name="Table4.B2" office:value-type="string">
            <text:p text:style-name="P13"/>
          </table:table-cell>
        </table:table-row>
        <table:table-row>
          <table:table-cell table:style-name="Table4.A2" office:value-type="string">
            <text:p text:style-name="P13"/>
          </table:table-cell>
          <table:table-cell table:style-name="Table4.B2" office:value-type="string">
            <text:p text:style-name="P13"/>
          </table:table-cell>
        </table:table-row>
        <table:table-row>
          <table:table-cell table:style-name="Table4.A2" office:value-type="string">
            <text:p text:style-name="P13">Child Resistant Packaging Safety Regulations 1986</text:p>
          </table:table-cell>
          <table:table-cell table:style-name="Table4.B2" office:value-type="string">
            <text:p text:style-name="P13">poisons</text:p>
          </table:table-cell>
        </table:table-row>
        <table:table-row>
          <table:table-cell table:style-name="Table4.A2" office:value-type="string">
            <text:p text:style-name="P13">Consumer Protection Act 1987</text:p>
          </table:table-cell>
          <table:table-cell table:style-name="Table4.B2" office:value-type="string">
            <text:p text:style-name="Table_20_Contents"/>
          </table:table-cell>
        </table:table-row>
        <table:table-row>
          <table:table-cell table:style-name="Table4.A2" office:value-type="string">
            <text:p text:style-name="P13">The Children Act 1989</text:p>
          </table:table-cell>
          <table:table-cell table:style-name="Table4.B2" office:value-type="string">
            <text:p text:style-name="Table_20_Contents"/>
          </table:table-cell>
        </table:table-row>
        <table:table-row>
          <table:table-cell table:style-name="Table4.A2" office:value-type="string">
            <text:p text:style-name="P13">Environmental Protection Act 1990</text:p>
          </table:table-cell>
          <table:table-cell table:style-name="Table4.B2" office:value-type="string">
            <text:p text:style-name="Table_20_Contents"/>
          </table:table-cell>
        </table:table-row>
      </table:table>
      <text:p text:style-name="Table">Table <text:sequence text:ref-name="refTable3" text:name="Table" text:formula="ooow:Table+1" style:num-format="1">1</text:sequence>: </text:p>
      <text:p text:style-name="P1"/>
      <text:p text:style-name="P1"/>
      <table:table table:name="Table5" table:style-name="Table5">
        <table:table-column table:style-name="Table5.A" table:number-columns-repeated="3"/>
        <table:table-row>
          <table:table-cell table:style-name="Table5.A1" office:value-type="string">
            <text:p text:style-name="P19">Year</text:p>
          </table:table-cell>
          <table:table-cell table:style-name="Table5.A1" office:value-type="string">
            <text:p text:style-name="P18">Suicide</text:p>
          </table:table-cell>
          <table:table-cell table:style-name="Table5.C1" office:value-type="string">
            <text:p text:style-name="P18">Other</text:p>
          </table:table-cell>
        </table:table-row>
        <table:table-row>
          <table:table-cell table:style-name="Table5.A2" office:value-type="string">
            <text:p text:style-name="P18">1978</text:p>
          </table:table-cell>
          <table:table-cell table:style-name="Table5.A2" office:value-type="string">
            <text:p text:style-name="P18">32</text:p>
          </table:table-cell>
          <table:table-cell table:style-name="Table5.C2" office:value-type="string">
            <text:p text:style-name="P18">14</text:p>
          </table:table-cell>
        </table:table-row>
        <table:table-row>
          <table:table-cell table:style-name="Table5.A2" office:value-type="string">
            <text:p text:style-name="P18">1979</text:p>
          </table:table-cell>
          <table:table-cell table:style-name="Table5.A2" office:value-type="string">
            <text:p text:style-name="P18">26</text:p>
          </table:table-cell>
          <table:table-cell table:style-name="Table5.C2" office:value-type="string">
            <text:p text:style-name="P18">10</text:p>
          </table:table-cell>
        </table:table-row>
        <table:table-row>
          <table:table-cell table:style-name="Table5.A2" office:value-type="string">
            <text:p text:style-name="P18">1980</text:p>
          </table:table-cell>
          <table:table-cell table:style-name="Table5.A2" office:value-type="string">
            <text:p text:style-name="P18">17</text:p>
          </table:table-cell>
          <table:table-cell table:style-name="Table5.C2" office:value-type="string">
            <text:p text:style-name="P18">7</text:p>
          </table:table-cell>
        </table:table-row>
        <table:table-row>
          <table:table-cell table:style-name="Table5.A2" office:value-type="string">
            <text:p text:style-name="P18">1981*</text:p>
          </table:table-cell>
          <table:table-cell table:style-name="Table5.A2" office:value-type="string">
            <text:p text:style-name="Table_20_Contents">-</text:p>
          </table:table-cell>
          <table:table-cell table:style-name="Table5.C2" office:value-type="string">
            <text:p text:style-name="Table_20_Contents">-</text:p>
          </table:table-cell>
        </table:table-row>
        <table:table-row>
          <table:table-cell table:style-name="Table5.A2" office:value-type="string">
            <text:p text:style-name="P18">1982</text:p>
          </table:table-cell>
          <table:table-cell table:style-name="Table5.A2" office:value-type="string">
            <text:p text:style-name="P18">21</text:p>
          </table:table-cell>
          <table:table-cell table:style-name="Table5.C2" office:value-type="string">
            <text:p text:style-name="P18">6</text:p>
          </table:table-cell>
        </table:table-row>
        <table:table-row>
          <table:table-cell table:style-name="Table5.A2" office:value-type="string">
            <text:p text:style-name="P18">1983</text:p>
          </table:table-cell>
          <table:table-cell table:style-name="Table5.A2" office:value-type="string">
            <text:p text:style-name="P18">26</text:p>
          </table:table-cell>
          <table:table-cell table:style-name="Table5.C2" office:value-type="string">
            <text:p text:style-name="P18">9</text:p>
          </table:table-cell>
        </table:table-row>
        <table:table-row>
          <table:table-cell table:style-name="Table5.A2" office:value-type="string">
            <text:p text:style-name="Table_20_Contents"/>
          </table:table-cell>
          <table:table-cell table:style-name="Table5.A2" office:value-type="string">
            <text:p text:style-name="Table_20_Contents"/>
          </table:table-cell>
          <table:table-cell table:style-name="Table5.C2" office:value-type="string">
            <text:p text:style-name="Table_20_Contents"/>
          </table:table-cell>
        </table:table-row>
      </table:table>
      <text:p text:style-name="Table">Table <text:sequence text:ref-name="refTable4" text:name="Table" text:formula="ooow:Table+1" style:num-format="1">2</text:sequence>: <text:span text:style-name="T4">Paraquat deaths from Poisoning England and Wales – none attributable to normal agricultural use. *no data available </text:span><text:span text:style-name="T4"><text:note text:id="ftn1" text:note-class="footnote"><text:note-citation>1</text:note-citation><text:note-body><text:p text:style-name="P11"><text:a xlink:type="simple" xlink:href="http://hansard.millbanksystems.com/written_answers/1985/oct/30/paraquat#S6CV0084P0_19851030_CWA_255">http://hansard.millbanksystems.com/written_answers/1985/oct/30/paraquat#S6CV0084P0_19851030_CWA_255</text:a> Ashdown questioned, Fenner answered for MAFF</text:p></text:note-body></text:note></text:span></text:p>
      <text:h text:style-name="P8" text:outline-level="1">Prisoners (Suicides)</text:h>
      <text:section text:style-name="Sect1" text:name="content">
        <text:p text:style-name="P4"><text:span text:style-name="Citation"><text:span text:style-name="T5">HC Deb 12 February 1985 vol 73 cc92-3W</text:span></text:span><text:bookmark text:name="column_92w"/><text:a xlink:type="simple" xlink:href="http://hansard.millbanksystems.com/written_answers/1985/feb/12/prisoners-suicides#column_92w" office:name="column_92w"><text:span text:style-name="T6">92W</text:span></text:a></text:p>
        <text:section text:style-name="Sect1" text:name="S6CV0073P0-06299">
          <text:p text:style-name="P5"><text:bookmark text:name="S6CV0073P0_19850212_CWA_37"/><text:soft-page-break/><text:a xlink:type="simple" xlink:href="http://hansard.millbanksystems.com/written_answers/1985/feb/12/prisoners-suicides#S6CV0073P0_19850212_CWA_37"><text:span text:style-name="T7">§</text:span></text:a><text:a xlink:type="simple" xlink:href="http://hansard.millbanksystems.com/people/mr-robert-kilroy-silk"><text:span text:style-name="Citation"><text:span text:style-name="T8">Mr. Kilroy-Silk</text:span></text:span></text:a> </text:p>
          <text:p text:style-name="P10"><text:bookmark text:name="S6CV0073P0-06299"/>asked the Secretary of State for the Home Department if he will list the ages, sexes, offences, sentences, causes of deaths and prisons of all those who committed suicide in penal establishments in 1983.</text:p>
        </text:section>
      </text:section>
      <text:p text:style-name="P7">Age sex offence/charge Sentence<text:tab/>cause <text:s text:c="9"/>establishment</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table-cell table:style-name="Table6.A1" office:value-type="string">
            <text:p text:style-name="Table_20_Contents">42</text:p>
          </table:table-cell>
          <table:table-cell table:style-name="Table6.A1" office:value-type="string">
            <text:p text:style-name="Table_20_Contents">M</text:p>
          </table:table-cell>
          <table:table-cell table:style-name="Table6.A1" office:value-type="string">
            <text:p text:style-name="Table_20_Contents">Murder</text:p>
          </table:table-cell>
          <table:table-cell table:style-name="Table6.A1" office:value-type="string">
            <text:p text:style-name="Table_20_Contents">Unsentenced</text:p>
          </table:table-cell>
          <table:table-cell table:style-name="Table6.A1" office:value-type="string">
            <text:p text:style-name="Table_20_Contents">Suicide: paraquat poisoning</text:p>
          </table:table-cell>
          <table:table-cell table:style-name="Table6.A1" office:value-type="string">
            <text:p text:style-name="Table_20_Contents">Brixton</text:p>
          </table:table-cell>
        </table:table-row>
      </table:table>
      <text:p text:style-name="Table"/>
      <text:p text:style-name="P7"><text:a xlink:type="simple" xlink:href="http://hansard.millbanksystems.com/written_answers/1985/feb/12/prisoners-suicides#S6CV0073P0_19850212_CWA_38">http://hansard.millbanksystems.com/written_answers/1985/feb/12/prisoners-suicides#S6CV0073P0_19850212_CWA_38</text:a></text:p>
      <text:p text:style-name="P7"/>
      <text:p text:style-name="P20"/>
      <text:p text:style-name="P22"/>
      <table:table table:name="ICItimeline" table:style-name="ICItimeline">
        <table:table-column table:style-name="ICItimeline.A"/>
        <table:table-column table:style-name="ICItimeline.B" table:number-columns-repeated="2"/>
        <table:table-column table:style-name="ICItimeline.D"/>
        <table:table-header-rows>
          <table:table-row>
            <table:table-cell table:style-name="ICItimeline.A1" office:value-type="string">
              <text:p text:style-name="P23">Date</text:p>
            </table:table-cell>
            <table:table-cell table:style-name="ICItimeline.A1" office:value-type="string">
              <text:p text:style-name="P24">Regulation/context</text:p>
            </table:table-cell>
            <table:table-cell table:style-name="ICItimeline.A1" office:value-type="string">
              <text:p text:style-name="P25">ICI Activity</text:p>
            </table:table-cell>
            <table:table-cell table:style-name="ICItimeline.D1" office:value-type="string">
              <text:p text:style-name="P25">Paraquat Event</text:p>
            </table:table-cell>
          </table:table-row>
        </table:table-header-rows>
        <table:table-row>
          <table:table-cell table:style-name="ICItimeline.A2" office:value-type="string">
            <text:p text:style-name="P26">1883</text:p>
          </table:table-cell>
          <table:table-cell table:style-name="ICItimeline.A2" office:value-type="string">
            <text:p text:style-name="P27"/>
          </table:table-cell>
          <table:table-cell table:style-name="ICItimeline.A2" office:value-type="string">
            <text:p text:style-name="P27"/>
          </table:table-cell>
          <table:table-cell table:style-name="ICItimeline.D2" office:value-type="string">
            <text:p text:style-name="P26">Paraquat first synthesised, used as redox indicator (not ICI)</text:p>
          </table:table-cell>
        </table:table-row>
        <table:table-row>
          <table:table-cell table:style-name="ICItimeline.A2" office:value-type="string">
            <text:p text:style-name="P27">1927</text:p>
          </table:table-cell>
          <table:table-cell table:style-name="ICItimeline.A2" office:value-type="string">
            <text:p text:style-name="P27"/>
          </table:table-cell>
          <table:table-cell table:style-name="ICItimeline.A2" office:value-type="string">
            <text:p text:style-name="P27"><text:span text:style-name="T10">ICI b</text:span>ought Jealott's Hill <text:span text:style-name="T10">farm</text:span>, set up propaganda unit</text:p>
          </table:table-cell>
          <table:table-cell table:style-name="ICItimeline.D2" office:value-type="string">
            <text:p text:style-name="P27"/>
          </table:table-cell>
        </table:table-row>
        <table:table-row>
          <table:table-cell table:style-name="ICItimeline.A2" office:value-type="string">
            <text:p text:style-name="P28">1933</text:p>
          </table:table-cell>
          <table:table-cell table:style-name="ICItimeline.A2" office:value-type="string">
            <text:p text:style-name="P28">Pharmacy and Poisons Act, est of Poisons Board</text:p>
          </table:table-cell>
          <table:table-cell table:style-name="ICItimeline.A2" office:value-type="string">
            <text:p text:style-name="P27"/>
          </table:table-cell>
          <table:table-cell table:style-name="ICItimeline.D2" office:value-type="string">
            <text:p text:style-name="P27"/>
          </table:table-cell>
        </table:table-row>
        <table:table-row>
          <table:table-cell table:style-name="ICItimeline.A2" office:value-type="string">
            <text:p text:style-name="P27">1937</text:p>
          </table:table-cell>
          <table:table-cell table:style-name="ICItimeline.A2" office:value-type="string">
            <text:p text:style-name="P27"/>
          </table:table-cell>
          <table:table-cell table:style-name="ICItimeline.A2" office:value-type="string">
            <text:p text:style-name="P27">Formed Plant Protection Limited with Cooper McDougal and Robinson</text:p>
          </table:table-cell>
          <table:table-cell table:style-name="ICItimeline.D2" office:value-type="string">
            <text:p text:style-name="P27"/>
          </table:table-cell>
        </table:table-row>
        <table:table-row>
          <table:table-cell table:style-name="ICItimeline.A2" office:value-type="string">
            <text:p text:style-name="P27">1947</text:p>
          </table:table-cell>
          <table:table-cell table:style-name="ICItimeline.A2" office:value-type="string">
            <text:p text:style-name="P29">Fuel crisis holds up manufacture of raw materials needed by chem ind.</text:p>
          </table:table-cell>
          <table:table-cell table:style-name="ICItimeline.A2" office:value-type="string">
            <text:p text:style-name="P27"/>
          </table:table-cell>
          <table:table-cell table:style-name="ICItimeline.D2" office:value-type="string">
            <text:p text:style-name="P27">Herbicidal activity discovered <text:span text:style-name="T11">at ICI</text:span></text:p>
          </table:table-cell>
        </table:table-row>
        <table:table-row>
          <table:table-cell table:style-name="ICItimeline.A2" office:value-type="string">
            <text:p text:style-name="P30">1952</text:p>
          </table:table-cell>
          <table:table-cell table:style-name="ICItimeline.A2" office:value-type="string">
            <text:p text:style-name="P30">Agriculture (poisonous substances) Act</text:p>
          </table:table-cell>
          <table:table-cell table:style-name="ICItimeline.A2" office:value-type="string">
            <text:p text:style-name="P27"/>
          </table:table-cell>
          <table:table-cell table:style-name="ICItimeline.D2" office:value-type="string">
            <text:p text:style-name="P27"/>
          </table:table-cell>
        </table:table-row>
        <table:table-row>
          <table:table-cell table:style-name="ICItimeline.A2" office:value-type="string">
            <text:p text:style-name="P27">1954</text:p>
          </table:table-cell>
          <table:table-cell table:style-name="ICItimeline.A2" office:value-type="string">
            <text:p text:style-name="P27"/>
          </table:table-cell>
          <table:table-cell table:style-name="ICItimeline.A2" office:value-type="string">
            <text:p text:style-name="P27"/>
          </table:table-cell>
          <table:table-cell table:style-name="ICItimeline.D2" office:value-type="string">
            <text:p text:style-name="P27">Boon and others moved from Dyestuffs at Blackley to Jealott's Hill</text:p>
          </table:table-cell>
        </table:table-row>
        <table:table-row>
          <table:table-cell table:style-name="ICItimeline.A2" office:value-type="string">
            <text:p text:style-name="P31">1957</text:p>
          </table:table-cell>
          <table:table-cell table:style-name="ICItimeline.B9" office:value-type="string">
            <text:p text:style-name="P32"><text:span text:style-name="T12">Pesticides Safety Precautionary Scheme; </text:span>Consumers Association (Assocn for Consumer Research Ltd) </text:p>
          </table:table-cell>
          <table:table-cell table:style-name="ICItimeline.A2" office:value-type="string">
            <text:p text:style-name="P31">Alderley Park opens and Pharmaceutical Division moves there, independent</text:p>
          </table:table-cell>
          <table:table-cell table:style-name="ICItimeline.D2" office:value-type="string">
            <text:p text:style-name="P31"/>
          </table:table-cell>
        </table:table-row>
        <table:table-row>
          <table:table-cell table:style-name="ICItimeline.A2" office:value-type="string">
            <text:p text:style-name="P27">1959</text:p>
          </table:table-cell>
          <table:table-cell table:style-name="ICItimeline.A2" office:value-type="string">
            <text:p text:style-name="P27"/>
          </table:table-cell>
          <table:table-cell table:style-name="ICItimeline.A2" office:value-type="string">
            <text:p text:style-name="P27">PPL losing money, became wholly owned by ICI, restructure of PPL</text:p>
          </table:table-cell>
          <table:table-cell table:style-name="ICItimeline.D2" office:value-type="string">
            <text:p text:style-name="P33">First large batch paraquat made</text:p>
          </table:table-cell>
        </table:table-row>
        <table:table-row>
          <table:table-cell table:style-name="ICItimeline.A2" office:value-type="string">
            <text:p text:style-name="P27">1961</text:p>
          </table:table-cell>
          <table:table-cell table:style-name="ICItimeline.A2" office:value-type="string">
            <text:p text:style-name="P27"/>
          </table:table-cell>
          <table:table-cell table:style-name="ICItimeline.A2" office:value-type="string">
            <text:p text:style-name="P27">Paraquat pioneer production plant</text:p>
          </table:table-cell>
          <table:table-cell table:style-name="ICItimeline.D2" office:value-type="string">
            <text:p text:style-name="P27"/>
          </table:table-cell>
        </table:table-row>
        <table:table-row>
          <table:table-cell table:style-name="ICItimeline.A2" office:value-type="string">
            <text:p text:style-name="P27">1962</text:p>
          </table:table-cell>
          <table:table-cell table:style-name="ICItimeline.A2" office:value-type="string">
            <text:p text:style-name="P34">Silent Spring published</text:p>
          </table:table-cell>
          <table:table-cell table:style-name="ICItimeline.A2" office:value-type="string">
            <text:p text:style-name="P27">Second production plant for paraquat, Gramoxone enter<text:span text:style-name="T13">s</text:span> agricultural market</text:p>
          </table:table-cell>
          <table:table-cell table:style-name="ICItimeline.D2" office:value-type="string">
            <text:p text:style-name="P27"/>
          </table:table-cell>
        </table:table-row>
        <table:table-row>
          <table:table-cell table:style-name="ICItimeline.A2" office:value-type="string">
            <text:p text:style-name="P27">1965</text:p>
          </table:table-cell>
          <table:table-cell table:style-name="ICItimeline.A2" office:value-type="string">
            <text:p text:style-name="P32">Chemicals for the Gardener v2</text:p>
          </table:table-cell>
          <table:table-cell table:style-name="ICItimeline.A2" office:value-type="string">
            <text:p text:style-name="P27">Weedol enters domestic market</text:p>
          </table:table-cell>
          <table:table-cell table:style-name="ICItimeline.D2" office:value-type="string">
            <text:p text:style-name="P27"/>
          </table:table-cell>
        </table:table-row>
        <table:table-row>
          <table:table-cell table:style-name="ICItimeline.A2" office:value-type="string">
            <text:p text:style-name="P27">1966</text:p>
          </table:table-cell>
          <table:table-cell table:style-name="ICItimeline.A2" office:value-type="string">
            <text:p text:style-name="P27"/>
          </table:table-cell>
          <table:table-cell table:style-name="ICItimeline.A2" office:value-type="string">
            <text:p text:style-name="P27"/>
          </table:table-cell>
          <table:table-cell table:style-name="ICItimeline.D2" office:value-type="string">
            <text:p text:style-name="P27">First paraquat related deaths recorded</text:p>
          </table:table-cell>
        </table:table-row>
        <table:table-row>
          <table:table-cell table:style-name="ICItimeline.A2" office:value-type="string">
            <text:p text:style-name="P35">1967</text:p>
          </table:table-cell>
          <table:table-cell table:style-name="ICItimeline.A2" office:value-type="string">
            <text:p text:style-name="P34">Farm and Garden Chemicals Act passed (not in force until 1973)</text:p>
          </table:table-cell>
          <table:table-cell table:style-name="ICItimeline.A2" office:value-type="string">
            <text:p text:style-name="P35">PPL gains Queens Award for export activities, mainly due to paraquat </text:p>
          </table:table-cell>
          <table:table-cell table:style-name="ICItimeline.D2" office:value-type="string">
            <text:p text:style-name="P35"/>
          </table:table-cell>
        </table:table-row>
        <table:table-row>
          <table:table-cell table:style-name="ICItimeline.A2" office:value-type="string">
            <text:p text:style-name="P27">1968</text:p>
          </table:table-cell>
          <table:table-cell table:style-name="ICItimeline.A2" office:value-type="string">
            <text:p text:style-name="P27"/>
          </table:table-cell>
          <table:table-cell table:style-name="ICItimeline.A2" office:value-type="string">
            <text:p text:style-name="P27">Improved <text:span text:style-name="T14">paraquat </text:span>production plant</text:p>
          </table:table-cell>
          <table:table-cell table:style-name="ICItimeline.D2" office:value-type="string">
            <text:p text:style-name="P27"><text:span text:style-name="T15">1st</text:span> paraquat deaths reported in <text:span text:style-name="T13">mainstream media,</text:span> <text:span text:style-name="T16">added to Poisons List</text:span></text:p>
          </table:table-cell>
        </table:table-row>
        <text:soft-page-break/>
        <table:table-row>
          <table:table-cell table:style-name="ICItimeline.A2" office:value-type="string">
            <text:p text:style-name="P28">1972</text:p>
          </table:table-cell>
          <table:table-cell table:style-name="ICItimeline.A2" office:value-type="string">
            <text:p text:style-name="P28">Poisons Act, Poisons Board cont.</text:p>
          </table:table-cell>
          <table:table-cell table:style-name="ICItimeline.A2" office:value-type="string">
            <text:p text:style-name="P35"/>
          </table:table-cell>
          <table:table-cell table:style-name="ICItimeline.D2" office:value-type="string">
            <text:p text:style-name="P35"/>
          </table:table-cell>
        </table:table-row>
        <table:table-row>
          <table:table-cell table:style-name="ICItimeline.A2" office:value-type="string">
            <text:p text:style-name="P35">1973</text:p>
          </table:table-cell>
          <table:table-cell table:style-name="ICItimeline.A2" office:value-type="string">
            <text:p text:style-name="P36">oil crisis; Economic recession until 1975</text:p>
          </table:table-cell>
          <table:table-cell table:style-name="ICItimeline.A2" office:value-type="string">
            <text:p text:style-name="P35"/>
          </table:table-cell>
          <table:table-cell table:style-name="ICItimeline.D2" office:value-type="string">
            <text:p text:style-name="P35">Patent expires, <text:span text:style-name="T16">but ICI remain only producer in UK</text:span></text:p>
          </table:table-cell>
        </table:table-row>
        <table:table-row>
          <table:table-cell table:style-name="ICItimeline.A2" office:value-type="string">
            <text:p text:style-name="P35">1974 </text:p>
          </table:table-cell>
          <table:table-cell table:style-name="ICItimeline.A2" office:value-type="string">
            <text:p text:style-name="P32">Health and Safety at Work Act; Health and Safety Commission established</text:p>
          </table:table-cell>
          <table:table-cell table:style-name="ICItimeline.A2" office:value-type="string">
            <text:p text:style-name="P35">Stenching agent added to Gramoxone</text:p>
          </table:table-cell>
          <table:table-cell table:style-name="ICItimeline.D2" office:value-type="string">
            <text:p text:style-name="P37">Stricter rules for poisons sales. </text:p>
            <text:p text:style-name="P35"/>
          </table:table-cell>
        </table:table-row>
        <table:table-row>
          <table:table-cell table:style-name="ICItimeline.A2" office:value-type="string">
            <text:p text:style-name="P38">1975</text:p>
          </table:table-cell>
          <table:table-cell table:style-name="ICItimeline.A2" office:value-type="string">
            <text:p text:style-name="P38"/>
          </table:table-cell>
          <table:table-cell table:style-name="ICItimeline.A2" office:value-type="string">
            <text:p text:style-name="P38">Weedol changed to include diquat, reducing the paraquat content.</text:p>
          </table:table-cell>
          <table:table-cell table:style-name="ICItimeline.D20" office:value-type="string">
            <text:p text:style-name="P38"/>
          </table:table-cell>
        </table:table-row>
        <table:table-row>
          <table:table-cell table:style-name="ICItimeline.A2" office:value-type="string">
            <text:p text:style-name="P39">1977</text:p>
          </table:table-cell>
          <table:table-cell table:style-name="ICItimeline.A2" office:value-type="string">
            <text:p text:style-name="P38"/>
          </table:table-cell>
          <table:table-cell table:style-name="ICItimeline.A2" office:value-type="string">
            <text:p text:style-name="P39">Emetic added to all formulations</text:p>
          </table:table-cell>
          <table:table-cell table:style-name="ICItimeline.D20" office:value-type="string">
            <text:p text:style-name="P38"/>
          </table:table-cell>
        </table:table-row>
        <table:table-row>
          <table:table-cell table:style-name="ICItimeline.A2" office:value-type="string">
            <text:p text:style-name="P34">1981</text:p>
          </table:table-cell>
          <table:table-cell table:style-name="ICItimeline.A2" office:value-type="string">
            <text:p text:style-name="P34">Wildlife and Countryside Act</text:p>
          </table:table-cell>
          <table:table-cell table:style-name="ICItimeline.A2" office:value-type="string">
            <text:p text:style-name="P38"/>
          </table:table-cell>
          <table:table-cell table:style-name="ICItimeline.D2" office:value-type="string">
            <text:p text:style-name="P38"/>
          </table:table-cell>
        </table:table-row>
        <table:table-row>
          <table:table-cell table:style-name="ICItimeline.A2" office:value-type="string">
            <text:p text:style-name="P34">1986</text:p>
          </table:table-cell>
          <table:table-cell table:style-name="ICItimeline.A2" office:value-type="string">
            <text:p text:style-name="P34">HSE enforces pesticide safety</text:p>
          </table:table-cell>
          <table:table-cell table:style-name="ICItimeline.A2" office:value-type="string">
            <text:p text:style-name="P38"/>
          </table:table-cell>
          <table:table-cell table:style-name="ICItimeline.D2" office:value-type="string">
            <text:p text:style-name="P38"/>
          </table:table-cell>
        </table:table-row>
        <table:table-row>
          <table:table-cell table:style-name="ICItimeline.A2" office:value-type="string">
            <text:p text:style-name="P40">1987</text:p>
          </table:table-cell>
          <table:table-cell table:style-name="ICItimeline.A2" office:value-type="string">
            <text:p text:style-name="P34"/>
          </table:table-cell>
          <table:table-cell table:style-name="ICItimeline.A2" office:value-type="string">
            <text:p text:style-name="P38"/>
          </table:table-cell>
          <table:table-cell table:style-name="ICItimeline.D2" office:value-type="string">
            <text:p text:style-name="P40">Germany refuses to use paraquat </text:p>
          </table:table-cell>
        </table:table-row>
      </table:table>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ucida Grande" svg:font-family="'Lucida Grande', Verdana, Arial, Helvetica, sans-serif"/>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Arial Unicode MS" style:font-family-asian="'Arial Unicode MS'"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21T09:25:30.754739000</meta:creation-date>
    <dc:date>2015-04-23T16:26:11.795522000</dc:date>
    <meta:editing-duration>PT5H54M24S</meta:editing-duration>
    <meta:editing-cycles>4</meta:editing-cycles>
    <meta:generator>LibreOffice/4.2.6.3$MacOSX_x86 LibreOffice_project/3fd416d4c6db7d3204c17ce57a1d70f6e531ee21</meta:generator>
    <meta:document-statistic meta:table-count="7" meta:image-count="0" meta:object-count="0" meta:page-count="7" meta:paragraph-count="167" meta:word-count="828" meta:character-count="5704" meta:non-whitespace-character-count="5013"/>
  </office:meta>
</office:document-meta>
</file>